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3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0.301cm" svg:y="0.371cm" presentation:class="title" presentation:user-transformed="true">
          <draw:text-box>
            <text:p>Structure</text:p>
          </draw:text-box>
        </draw:frame>
        <draw:custom-shape draw:style-name="gr2" draw:text-style-name="P2" draw:layer="layout" svg:width="4cm" svg:height="2.5cm" svg:x="1.5cm" svg:y="9.5cm">
          <text:p text:style-name="P2">Cesium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5cm" svg:height="0.962cm" svg:x="1.5cm" svg:y="7cm">
          <draw:text-box>
            <text:p>Frontend</text:p>
          </draw:text-box>
        </draw:frame>
        <draw:custom-shape draw:style-name="gr4" draw:text-style-name="P2" draw:layer="layout" svg:width="4.5cm" svg:height="1cm" svg:x="1.5cm" svg:y="3.5cm">
          <text:p text:style-name="P2">Client-Sid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cm" svg:height="1cm" svg:x="14cm" svg:y="3.5cm">
          <text:p text:style-name="P2">Server-Side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5cm" svg:height="0.962cm" svg:x="13.5cm" svg:y="6.538cm">
          <draw:text-box>
            <text:p>Application-Layer</text:p>
          </draw:text-box>
        </draw:frame>
        <draw:custom-shape draw:style-name="gr2" draw:text-style-name="P2" draw:layer="layout" svg:width="4cm" svg:height="2.5cm" svg:x="14cm" svg:y="8cm">
          <text:p text:style-name="P2">Djang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2.5cm" svg:x="14cm" svg:y="11cm">
          <text:p text:style-name="P2">Districtgenerator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5cm" svg:height="0.962cm" svg:x="21cm" svg:y="6.538cm">
          <draw:text-box>
            <text:p>Data-Layer</text:p>
          </draw:text-box>
        </draw:frame>
        <draw:custom-shape draw:style-name="gr2" draw:text-style-name="P2" draw:layer="layout" svg:width="4cm" svg:height="2.5cm" svg:x="21cm" svg:y="9.5cm">
          <text:p text:style-name="P2">3DCityDB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31T09:58:06.779087151</meta:creation-date>
    <dc:date>2024-05-31T10:03:50.107973227</dc:date>
    <meta:editing-duration>PT5M44S</meta:editing-duration>
    <meta:editing-cycles>1</meta:editing-cycles>
    <meta:document-statistic meta:object-count="37"/>
    <meta:generator>LibreOffice/7.3.7.2$Linux_X86_64 LibreOffice_project/30$Build-2</meta:generator>
  </office:meta>
</office:document-meta>
</file>